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text:start-value="3">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paragraph-properties fo:break-before="page"/>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list-style-name="LFO1"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P12" style:parent-style-name="Standard" style:list-style-name="LFO1"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paragraph-properties fo:margin-left="0.4895in">
        <style:tab-stops/>
      </style:paragraph-properties>
    </style:style>
    <style:style style:name="P15" style:parent-style-name="Standard" style:family="paragraph">
      <style:paragraph-properties fo:break-before="page"/>
      <style:text-properties style:text-underline-type="single" style:text-underline-style="solid" style:text-underline-width="auto" style:text-underline-mode="continuous"/>
    </style:style>
    <style:style style:name="P16" style:parent-style-name="Standard" style:family="paragraph">
      <style:text-properties style:text-underline-type="single" style:text-underline-style="solid" style:text-underline-width="auto" style:text-underline-mode="continuous"/>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Standard" style:family="paragraph">
      <style:paragraph-properties fo:margin-left="1in">
        <style:tab-stops/>
      </style:paragraph-properties>
    </style:style>
    <style:style style:name="P20" style:parent-style-name="Standard" style:family="paragraph">
      <style:text-properties style:text-underline-type="single" style:text-underline-style="solid" style:text-underline-width="auto" style:text-underline-mode="continuous"/>
    </style:style>
    <style:style style:name="P21" style:parent-style-name="Standard" style:family="paragraph">
      <style:text-properties style:text-underline-type="single" style:text-underline-style="solid" style:text-underline-width="auto" style:text-underline-mode="continuous"/>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Standard" style:family="paragraph">
      <style:paragraph-properties fo:margin-left="0.9847in" fo:text-indent="0.0048in">
        <style:tab-stops/>
      </style:paragraph-properties>
    </style:style>
    <style:style style:name="P26" style:parent-style-name="Standard" style:family="paragraph">
      <style:paragraph-properties fo:margin-left="0.9847in" fo:text-indent="0.0048in">
        <style:tab-stops/>
      </style:paragraph-properties>
    </style:style>
    <style:style style:name="P27" style:parent-style-name="Standard" style:family="paragraph">
      <style:paragraph-properties fo:margin-left="0.9847in" fo:text-indent="0.0048in">
        <style:tab-stops/>
      </style:paragraph-properties>
    </style:style>
    <style:style style:name="P28" style:parent-style-name="Standard" style:family="paragraph">
      <style:paragraph-properties fo:margin-left="0.9847in" fo:text-indent="0.0048in">
        <style:tab-stops/>
      </style:paragraph-properties>
    </style:style>
    <style:style style:name="P29" style:parent-style-name="Standard" style:list-style-name="LFO2" style:family="paragraph">
      <style:text-properties fo:font-weight="bold" style:font-weight-asian="bold"/>
    </style:style>
    <style:style style:name="P30" style:parent-style-name="Standard" style:family="paragraph">
      <style:paragraph-properties fo:margin-left="0.75in">
        <style:tab-stops/>
      </style:paragraph-properties>
    </style:style>
    <style:style style:name="T31" style:parent-style-name="DefaultParagraphFont" style:family="text">
      <style:text-properties fo:font-style="italic" style:font-style-asian="italic"/>
    </style:style>
    <style:style style:name="P32" style:parent-style-name="Standard" style:family="paragraph">
      <style:paragraph-properties fo:margin-left="0.25in">
        <style:tab-stops/>
      </style:paragraph-properties>
    </style:style>
    <style:style style:name="P33" style:parent-style-name="Standard" style:family="paragraph">
      <style:paragraph-properties fo:margin-left="0.5076in" fo:text-indent="0.2423in">
        <style:tab-stops/>
      </style:paragraph-properties>
    </style:style>
    <style:style style:name="P34" style:parent-style-name="Standard" style:family="paragraph">
      <style:paragraph-properties fo:margin-left="0.9847in">
        <style:tab-stops/>
      </style:paragraph-properties>
      <style:text-properties style:text-underline-type="single" style:text-underline-style="solid" style:text-underline-width="auto" style:text-underline-mode="continuous"/>
    </style:style>
  </office:automatic-styles>
  <office:body>
    <office:text text:use-soft-page-breaks="true">
      <text:p text:style-name="P1">Intro:</text:p>
      <text:p text:style-name="P2"/>
      <text:p text:style-name="Standard">Long ago, a<text:s/>group of four men<text:s/>attempted to trick the gods into giving<text:s/>each of them power over one of the elements.<text:s/>The men believed that with control over earth, lightning,<text:s/>water, and fire, they could control the world.</text:p>
      <text:p text:style-name="Standard"/>
      <text:p text:style-name="Standard"><text:s/>The gods, however, saw the evil in the hearts of these men, and devised a plan of their own.</text:p>
      <text:p text:style-name="Standard"/>
      <text:p text:style-name="Standard">The men—Solum, Percutio, Madesco, and Exuro—were<text:s/>given the powers they sought, but were condemned to an eternity in a domain dominated by their respective elements. Legends tell of these men and their slow descent into madness and corruption at the hands of the gods, who vowed to never show the men a hint of mercy.</text:p>
      <text:p text:style-name="Standard"/>
      <text:p text:style-name="Standard">Now, centuries later,<text:s/>a reclusive student of alchemy and the elements<text:s/>has succeeded where the original organization could not. Through his extensive studies,<text:s/>this man—Caelestis—has<text:s/>found a way to harness<text:s/>the power of earth, lightning, water, and fire without the consent of the gods,<text:s/>and the gods sense evil intentions in his heart.<text:s/></text:p>
      <text:p text:style-name="Standard"/>
      <text:p text:style-name="Standard">You have been chosen to<text:s/>seek out<text:s/>and destroy Caelestis before he can succeed in carrying out the evil plans the gods have sensed.<text:s/><text:s/>If you are to have any hope of surviving, the gods have stated that you must also have control over the elements. In order to accomplish this, Solum, Percutio, Madesco, and Exuro must be sought out in turn and destroyed, for the only way a mortal can gain the power of an element is to end the life of the current holder of the god-granted power.</text:p>
      <text:p text:style-name="Standard"/>
      <text:p text:style-name="Standard"/>
      <text:soft-page-break/>
      <text:p text:style-name="P3">****The following story segments should be discovered in-game. The idea is that as you progress through a level, you learn more about what happened to the boss and why he is how he is now.****</text:p>
      <text:p text:style-name="P4"/>
      <text:p text:style-name="P5"/>
      <text:p text:style-name="P6">Earth:</text:p>
      <text:p text:style-name="Standard"/>
      <text:p text:style-name="Standard"><text:s text:c="6"/><text:span text:style-name="T7">1)</text:span><text:span text:style-name="T8"><text:tab/>Day 5</text:span></text:p>
      <text:p text:style-name="Standard"/>
      <text:p text:style-name="Standard"><text:tab/>This place isn't so bad. I've always loved the outdoors, and it's so green here!<text:s/>The gods have<text:s/><text:tab/>blessed me. While Exuro burns in torturous flames and Madesco drowns in a never-ending sea<text:s/><text:tab/>of water, I stroll through these peaceful woods, hunting game and harvesting an abundant crop<text:s/><text:tab/>of berries and fruit.</text:p>
      <text:p text:style-name="Standard"/>
      <text:p text:style-name="Standard"><text:tab/>This is heaven.</text:p>
      <text:p text:style-name="Standard"/>
      <text:p text:style-name="Standard"><text:tab/>-Solum</text:p>
      <text:p text:style-name="Standard"/>
      <text:list text:style-name="LFO1" text:continue-numbering="true">
        <text:list-item>
          <text:p text:style-name="P9">Day<text:s/>15</text:p>
        </text:list-item>
      </text:list>
      <text:p text:style-name="P10"/>
      <text:p text:style-name="Standard"><text:span text:style-name="T11"><text:tab/></text:span>I was bitten by a strange creature today. A small worm with hundreds of tiny teeth. It crawled<text:s/><text:tab/>from an apple I picked earlier today just as I was about to bite into it. Even though I was bitten<text:s/><text:tab/>hours ago, the dotted circle it left on my hand still<text:s/>aches and pulses with every beat of my heart.<text:s/><text:tab/>What I wouldn't do for some of grandma's medicine about now...</text:p>
      <text:p text:style-name="Standard"/>
      <text:p text:style-name="Standard"><text:tab/>-Solum</text:p>
      <text:p text:style-name="Standard"/>
      <text:list text:style-name="LFO1" text:continue-numbering="true">
        <text:list-item>
          <text:p text:style-name="P12">Day 27</text:p>
        </text:list-item>
      </text:list>
      <text:p text:style-name="P13"/>
      <text:p text:style-name="P14">This can't be happening. I'm beginning to see things that no man should have to see. The trees<text:s/><text:tab/>have come alive, they follow me<text:s/>and whisper as I sleep. There are wasps the size of swine that<text:s/><text:tab/>swarm the fruits and game that support me, leaving behind only green trees that bear no<text:s/><text:tab/>fruit, as if to tease me as I starve.</text:p>
      <text:p text:style-name="Standard"/>
      <text:p text:style-name="Standard"><text:tab/>My wound from the worm has worsened. It might be the starvation<text:s/>talking...but I swear my<text:s/><text:tab/>teeth are sharpening. I cut my tongue on one of them in my sleep last night, and when I awoke, I<text:s/><text:tab/>had a slimy, sticky film over my entire body.</text:p>
      <text:p text:style-name="Standard"/>
      <text:p text:style-name="Standard"><text:tab/>What's happening to me?</text:p>
      <text:p text:style-name="Standard"/>
      <text:p text:style-name="Standard"><text:tab/>-Solum</text:p>
      <text:p text:style-name="Standard"/>
      <text:p text:style-name="Standard">That's it for the first one. So the idea is you'd<text:s/>read these things (they should be fairly obvious items in the level, so that people can get the story without having to search too hard for it), and then when you fight the giant worm at the end, you have an idea of where he came from.</text:p>
      <text:soft-page-break/>
      <text:p text:style-name="P15">Lightning:</text:p>
      <text:p text:style-name="P16"/>
      <text:p text:style-name="Standard"><text:span text:style-name="T17">1)<text:s/></text:span><text:span text:style-name="T18">One</text:span></text:p>
      <text:p text:style-name="P19">I've made a mistake. This place is so empty, so open. There's no end to the exploration,<text:s/>and the only food I can find are bats and spiders.<text:s/>It is impossible to tell night from day and one day from the next.<text:s/>My home<text:s/>is the cold, hard ground, and<text:s/>I see no way out.<text:s/>There are peculiar beasts of rock and crystal wandering the cave who also feast on the organic life in this cave. The interesting part: they don’t seem to mind me, so long as I stay out of their way.</text:p>
      <text:p text:style-name="P20"/>
      <text:p text:style-name="Standard"><text:tab/><text:tab/>-Percutio</text:p>
      <text:p text:style-name="P21"/>
      <text:p text:style-name="Standard"><text:span text:style-name="T22">2)<text:s/></text:span><text:span text:style-name="T23">Two</text:span><text:span text:style-name="T24"><text:s/>– Bonus one, found in locked room.</text:span></text:p>
      <text:p text:style-name="P25">I was wrong about the beasts. The deeper into the cave I traversed, the more hostile they<text:s/>have become.<text:s/>It seems that every time I kill a bat or spider, I get eerie stares from the monsters. Maybe I’m imagining things, but it seems like they are plotting against me…</text:p>
      <text:p text:style-name="P26"/>
      <text:p text:style-name="P27">-Percutio</text:p>
      <text:p text:style-name="P28"/>
      <text:list text:style-name="LFO2" text:continue-numbering="true">
        <text:list-item>
          <text:p text:style-name="P29">Three</text:p>
        </text:list-item>
      </text:list>
      <text:p text:style-name="P30">I was right. Two days ago (or at least, it seems like two days ago), while I was eating a particularly<text:s/><text:span text:style-name="T31">delectable</text:span><text:s/>bat, I felt a horrible strength lift me by my head. I cannot remember anything after that; the immensity of the force of contact must have caused me to black out. All I know is that I am now imprisoned in this horrible, tiny room. And the beasts grumble about taking their revenge on my invasion…something about a ritual in the Inner Crystal Sanctum.</text:p>
      <text:p text:style-name="P32"/>
      <text:p text:style-name="P33">-Percutio</text:p>
      <text:p text:style-name="P34"/>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text:start-value="3">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Vincent Garcia</meta:initial-creator>
    <dc:creator>Vincent</dc:creator>
    <meta:creation-date>2011-10-04T10:22:00Z</meta:creation-date>
    <dc:date>2011-10-31T03:53:00Z</dc:date>
    <meta:template xlink:href="Normal" xlink:type="simple"/>
    <meta:editing-cycles>12</meta:editing-cycles>
    <meta:editing-duration>PT36720S</meta:editing-duration>
    <meta:document-statistic meta:page-count="3" meta:paragraph-count="9" meta:word-count="684" meta:character-count="4575" meta:row-count="32" meta:non-whitespace-character-count="3900"/>
  </office:meta>
</office:document-meta>
</file>